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7.94pt"/>
    </style:style>
    <style:style style:name="co2" style:family="table-column">
      <style:table-column-properties fo:break-before="auto" style:column-width="288.65pt"/>
    </style:style>
    <style:style style:name="co3" style:family="table-column">
      <style:table-column-properties fo:break-before="auto" style:column-width="992.69pt"/>
    </style:style>
    <style:style style:name="co4" style:family="table-column">
      <style:table-column-properties fo:break-before="auto" style:column-width="650.49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3.55pt" fo:break-before="auto" style:use-optimal-row-height="false"/>
    </style:style>
    <style:style style:name="ro2" style:family="table-row">
      <style:table-row-properties style:row-height="12.84pt" fo:break-before="auto" style:use-optimal-row-height="fals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99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950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Arial"/>
    </style:style>
    <style:style style:name="ce4" style:family="table-cell" style:parent-style-name="Default">
      <style:table-cell-properties fo:background-color="#ff950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50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fo:wrap-option="wrap"/>
      <style:text-properties style:font-name="Arial"/>
    </style:style>
    <style:style style:name="ce10" style:family="table-cell" style:parent-style-name="Default">
      <style:table-cell-properties fo:background-color="#ff950e" fo:wrap-option="wrap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date" office:date-value="2011-02-28">
            <text:p>02/28/11</text:p>
          </table:table-cell>
          <table:table-cell table:style-name="ce5" table:number-columns-repeated="2"/>
          <table:table-cell table:style-name="ce9" table:number-columns-repeated="1021"/>
        </table:table-row>
        <table:table-row table:style-name="ro2">
          <table:table-cell table:style-name="ce2" office:value-type="string">
            <text:p>HOMEPAGE</text:p>
          </table:table-cell>
          <table:table-cell table:style-name="ce6" office:value-type="string">
            <text:p>Notes</text:p>
          </table:table-cell>
          <table:table-cell table:style-name="ce6"/>
          <table:table-cell table:style-name="ce10" table:number-columns-repeated="1021"/>
        </table:table-row>
        <table:table-row table:style-name="ro2">
          <table:table-cell office:value-type="string">
            <text:p>Done*</text:p>
          </table:table-cell>
          <table:table-cell office:value-type="string">
            <text:p>Will swap with new JS Component</text:p>
          </table:table-cell>
          <table:table-cell table:style-name="ce7" office:value-type="string">
            <text:p>D: Change arrow bars on top scroll.</text:p>
          </table:table-cell>
          <table:table-cell table:number-columns-repeated="1021"/>
        </table:table-row>
        <table:table-row table:style-name="ro2">
          <table:table-cell office:value-type="string">
            <text:p>Done*</text:p>
          </table:table-cell>
          <table:table-cell office:value-type="string">
            <text:p>Will swap with JS Componentn from Verisisng</text:p>
          </table:table-cell>
          <table:table-cell table:style-name="ce7" office:value-type="string">
            <text:p>D: Design SSL/Verisign protection design.</text:p>
          </table:table-cell>
          <table:table-cell table:number-columns-repeated="1021"/>
        </table:table-row>
        <table:table-row table:style-name="ro2">
          <table:table-cell office:value-type="string">
            <text:p>?</text:p>
          </table:table-cell>
          <table:table-cell office:value-type="string">
            <text:p>Didn't see on comp</text:p>
          </table:table-cell>
          <table:table-cell table:style-name="ce7" office:value-type="string">
            <text:p>-       Email, username and password information</text:p>
          </table:table-cell>
          <table:table-cell table:number-columns-repeated="1021"/>
        </table:table-row>
        <table:table-row table:style-name="ro2">
          <table:table-cell office:value-type="string">
            <text:p>?</text:p>
          </table:table-cell>
          <table:table-cell office:value-type="string">
            <text:p>Didn't see on comp</text:p>
          </table:table-cell>
          <table:table-cell table:style-name="ce7" office:value-type="string">
            <text:p>-       Subscriptions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     Skin of “My Account” – <text:a xlink:href="http://stage.constellation.tv/account">stage.constellation.tv/account</text:a></text:p>
          </table:table-cell>
          <table:table-cell table:number-columns-repeated="1021"/>
        </table:table-row>
        <table:table-row table:style-name="ro2">
          <table:table-cell office:value-type="string">
            <text:p>Done</text:p>
          </table:table-cell>
          <table:table-cell office:value-type="string">
            <text:p>This is now a 24 hour list, do you want to do now to midnight?</text:p>
          </table:table-cell>
          <table:table-cell table:style-name="ce7" office:value-type="string">
            <text:p>C: Make UP NEXT a static scroll bar, not an active scroll.  “UP NEXT” means, literally, what is showing next.  A user should be able to scroll down as far as there are screenings scheduled for the current day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Featured screenings currently static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 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ILM PAGE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office:value-type="string">
            <text:p>Done*</text:p>
          </table:table-cell>
          <table:table-cell office:value-type="string">
            <text:p>Set it to width of column, 205 x 141</text:p>
          </table:table-cell>
          <table:table-cell table:style-name="ce7" office:value-type="string">
            <text:p>D: Redo the image size of the featured screening that is up next to be 360 by 246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C: The reviews at the top should automatically scroll.  They should be links that take the user to the articles that the text is pulled from.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D: Make “Future Showtimes” same font as what is used for the top right “My Account” module link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Need to write “FREE TICKET” popup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zz needs to be film specific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Featured screenings currently static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 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PUP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office:value-type="string">
            <text:p>?</text:p>
          </table:table-cell>
          <table:table-cell office:value-type="string">
            <text:p>Couldn't Reproduce</text:p>
          </table:table-cell>
          <table:table-cell table:style-name="ce7" office:value-type="string">
            <text:p>C: The text at top of most of the popups is getting cut off at the top. Clipping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ed MM Account Info</text:p>
          </table:table-cell>
          <table:table-cell table:style-name="ce7" office:value-type="string">
            <text:p>C: Purchase popup, integrate MaxMind, Fraud Protection.  Block IP service, above some reasonable threshold.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 office:value-type="string">
            <text:p>Growlers, no?</text:p>
          </table:table-cell>
          <table:table-cell table:style-name="ce7" office:value-type="string">
            <text:p>D: Failed data entry positions for messages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 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RROR/NOTICE For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Notice that screening just started.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 office:value-type="string">
            <text:p>No such thing! Just have a new screening instance...</text:p>
          </table:table-cell>
          <table:table-cell table:style-name="ce7" office:value-type="string">
            <text:p>§  Sold Out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 office:value-type="string">
            <text:p>This isn't an error or notice, shouldn't it be a popup?</text:p>
          </table:table-cell>
          <table:table-cell table:style-name="ce7" office:value-type="string">
            <text:p>o   Confirmation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 office:value-type="string">
            <text:p>This isn't an error or notice, shouldn't it be a popup?</text:p>
          </table:table-cell>
          <table:table-cell table:style-name="ce7" office:value-type="string">
            <text:p>§  Ticket was purchas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 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BBY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You have been blocked from this screening by the system administrator. 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 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MIN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C: Need to include metrics per film before Beta Launch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Need to add chargebacks and voids to payment admi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style-name="ce4" office:value-type="string">
            <text:p>THEATER</text:p>
          </table:table-cell>
          <table:table-cell table:style-name="ce6"/>
          <table:table-cell table:style-name="ce8" office:value-type="string">
            <text:p>-        </text:p>
          </table:table-cell>
          <table:table-cell table:style-name="ce10"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C: Mapping Constellation in theater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C: Make menu popups opaqu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D: button for host to end Q+A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Need to add ability for admins to get into any screening without bnuying a ticket.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/>
          <table:table-cell table:style-name="ce7" office:value-type="string">
            <text:p>-       Need to add “Surender Your Seat” message to come up and then fade away when user enters the theater. </text:p>
          </table:table-cell>
          <table:table-cell table:number-columns-repeated="1021"/>
        </table:table-row>
        <table:table-row table:style-name="ro2">
          <table:table-cell office:value-type="string">
            <text:p>??</text:p>
          </table:table-cell>
          <table:table-cell/>
          <table:table-cell table:style-name="ce7" office:value-type="string">
            <text:p>-       Need to redesign overlays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o   Propmotion popup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o   Q+A interface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o   The screening is now over. 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C: Add the promotion start time to the film admin (incl;uding negative time)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D: Redo theater background to eliminate stars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-       D: do a JPEG of the chat and the Q+A with chat box on top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QandA Tes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22"/>
        </table:table-row>
        <table:table-row table:style-name="ro2" table:number-rows-repeated="65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1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g Earl Madsen</meta:initial-creator>
    <meta:creation-date>2011-02-22T10:09:14.75</meta:creation-date>
    <dc:date>2011-02-28T21:29:46.76</dc:date>
    <dc:creator>Big Earl Madsen</dc:creator>
    <meta:editing-duration>P1DT3H9M57S</meta:editing-duration>
    <meta:editing-cycles>87</meta:editing-cycles>
    <meta:generator>LibreOffice/3.3$Win32 LibreOffice_project/330m19$Build-6</meta:generator>
    <meta:document-statistic meta:table-count="2" meta:cell-count="76" meta:object-count="0"/>
  </office:meta>
</office:document-meta>
</file>